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gr6" style:family="graphic" style:parent-style-name="Source_20_code_5f_1">
      <style:graphic-properties fo:min-height="11.153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fo:min-height="2.629cm"/>
    </style:style>
    <style:style style:name="pr15" style:family="presentation" style:parent-style-name="Default_20_1_5f_-notes">
      <style:graphic-properties draw:fill-color="#ffffff" fo:min-height="13.364cm"/>
    </style:style>
    <style:style style:name="pr16" style:family="presentation" style:parent-style-name="Default_20_1_5f_-title">
      <style:graphic-properties draw:auto-grow-height="true" fo:min-height="2.629cm"/>
    </style:style>
    <style:style style:name="pr17" style:family="presentation" style:parent-style-name="Default_20_1_5f_-outline1">
      <style:graphic-properties fo:min-height="8.884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loext:graphic-properties draw:fill-color="#ffffff"/>
      <style:text-properties fo:font-size="20pt"/>
    </style:style>
    <style:style style:name="P9" style:family="paragraph">
      <style:text-properties fo:font-style="italic" style:font-style-asian="italic" style:font-style-complex="italic"/>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LM Mono 9" fo:font-size="20pt" style:font-size-asian="20pt" style:font-size-complex="20pt"/>
    </style:style>
    <style:style style:name="P12" style:family="paragraph">
      <style:text-properties fo:font-size="16pt"/>
    </style:style>
    <style:style style:name="P13" style:family="paragraph">
      <style:text-properties fo:color="#408080" style:font-name="0" fo:font-size="16pt" fo:font-style="italic" style:font-style-asian="italic" style:font-name-complex="0" style:font-style-complex="italic"/>
    </style:style>
    <style:style style:name="P14" style:family="paragraph">
      <style:text-properties fo:color="#008000" style:font-name="0" fo:font-size="16pt" fo:font-style="italic" fo:font-weight="bold" style:font-style-asian="italic" style:font-weight-asian="bold" style:font-name-complex="0" style:font-style-complex="italic" style:font-weight-complex="bold"/>
    </style:style>
    <style:style style:name="P15"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P16" style:family="paragraph">
      <style:text-properties fo:color="#008000" style:font-name="0" fo:font-size="16pt" fo:font-style="normal" fo:font-weight="bold" style:font-style-asian="normal" style:font-weight-asian="bold" style:font-name-complex="0" style:font-style-complex="normal" style:font-weight-complex="bold"/>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fo:color="#008000" fo:font-weight="bold" style:font-weight-asian="bold" style:font-weight-complex="bold"/>
    </style:style>
    <style:style style:name="T7" style:family="text">
      <style:text-properties fo:color="#7d9029"/>
    </style:style>
    <style:style style:name="T8" style:family="text">
      <style:text-properties fo:color="#ba2121"/>
    </style:style>
    <style:style style:name="T9" style:family="text">
      <style:text-properties fo:color="#408080" fo:font-style="italic" style:font-style-asian="italic" style:font-style-complex="italic"/>
    </style:style>
    <style:style style:name="T10" style:family="text">
      <style:text-properties fo:font-style="italic" style:font-size-asian="32pt" style:font-size-complex="32pt"/>
    </style:style>
    <style:style style:name="T11" style:family="text">
      <style:text-properties fo:font-style="normal" fo:font-weight="normal" style:font-size-asian="32pt" style:font-style-asian="normal" style:font-weight-asian="normal" style:font-size-complex="32pt" style:font-style-complex="normal" style:font-weight-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style:font-name="LM Mono 9" fo:font-size="20pt" style:font-size-asian="20pt" style:font-size-complex="20pt"/>
    </style:style>
    <style:style style:name="T16" style:family="text">
      <style:text-properties fo:font-variant="normal" fo:text-transform="none" fo:color="#008000" style:text-outline="false" style:text-line-through-style="none" style:text-line-through-type="none" style:font-name="0" fo:font-size="16pt" fo:font-style="normal" fo:text-shadow="none" style:text-underline-style="none" fo:font-weight="bold" style:letter-kerning="true" style:font-name-asian="DejaVu Sans" style:font-size-asian="18pt" style:font-style-asian="normal" style:font-weight-asian="bold" style:font-name-complex="0" style:font-size-complex="18pt" style:font-style-complex="normal" style:font-weight-complex="bold" style:text-emphasize="none" style:font-relief="none" style:text-overline-style="none" style:text-overline-color="font-color"/>
    </style:style>
    <style:style style:name="T17" style:family="text">
      <style:text-properties style:font-name="0" style:font-name-complex="0"/>
    </style:style>
    <style:style style:name="T18" style:family="text">
      <style:text-properties fo:color="#008000" style:font-name="0" fo:font-weight="bold" style:font-weight-asian="bold" style:font-name-complex="0" style:font-weight-complex="bold"/>
    </style:style>
    <style:style style:name="T19" style:family="text">
      <style:text-properties fo:color="#408080" style:font-name="0" fo:font-style="italic" style:font-style-asian="italic" style:font-name-complex="0"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7d9029" style:font-name="0" style:font-name-complex="0"/>
    </style:style>
    <style:style style:name="T23" style:family="text">
      <style:text-properties fo:color="#ba2121" style:font-name="0" style:font-name-complex="0"/>
    </style:style>
    <style:style style:name="T24"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25" style:family="text">
      <style:text-properties fo:color="#008000" style:font-name="0" fo:font-size="16pt" fo:font-weight="bold" style:font-weight-asian="bold" style:font-name-complex="0" style:font-weight-complex="bold"/>
    </style:style>
    <style:style style:name="T26" style:family="text">
      <style:text-properties style:font-name="0" fo:font-size="16pt" style:font-name-complex="0"/>
    </style:style>
    <style:style style:name="T27" style:family="text">
      <style:text-properties fo:color="#7d9029" style:font-name="0" fo:font-size="16pt" style:font-name-complex="0"/>
    </style:style>
    <style:style style:name="T28" style:family="text">
      <style:text-properties fo:color="#ba2121" style:font-name="0" fo:font-size="16pt" style:font-name-complex="0"/>
    </style:style>
    <style:style style:name="T29" style:family="text">
      <style:text-properties fo:color="#7d9029" style:font-name="0" fo:font-size="16pt" fo:font-weight="bold" style:font-weight-asian="bold" style:font-name-complex="0" style:font-weight-complex="bold"/>
    </style:style>
    <style:style style:name="T30" style:family="text">
      <style:text-properties fo:color="#ba2121" style:font-name="0" fo:font-size="16pt" fo:font-weight="bold" style:font-weight-asian="bold" style:font-name-complex="0"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Partitioning, network configuration, software installation…</text:span></text:p>
              </text:list-item>
              <text:list-item>
                <text:p><text:span text:style-name="T5">... and configuration of additional services</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layer="layout" svg:width="26.168cm" svg:height="10.848cm" svg:x="0.952cm" svg:y="3.89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partitioning</text:span> <text:span text:style-name="T7">config:type=</text:span><text:span text:style-name="T8">"list"</text:span><text:span text:style-name="T6">&gt;</text:span></text:p>
            <text:p><text:s text:c="4"/><text:span text:style-name="T9">&lt;!-- Partitioning schema --&gt;</text:span></text:p>
            <text:p><text:s text:c="2"/><text:span text:style-name="T6">&lt;/partitioning&gt;</text:span></text:p>
            <text:p><text:s text:c="2"/><text:span text:style-name="T6">&lt;software&gt;</text:span></text:p>
            <text:p><text:s text:c="4"/><text:span text:style-name="T9">&lt;!-- Software selection --&gt;</text:span></text:p>
            <text:p><text:s text:c="2"/><text:span text:style-name="T6">&lt;/software&gt;</text:span></text:p>
            <text:p><text:s text:c="2"/><text:span text:style-name="T6">&lt;networking&gt;</text:span></text:p>
            <text:p><text:s text:c="4"/><text:span text:style-name="T9">&lt;!-- Network configuration --&gt;</text:span></text:p>
            <text:p><text:s text:c="2"/><text:span text:style-name="T6">&lt;/networking&gt;</text:span></text:p>
            <text:p><text:s text:c="2"/><text:span text:style-name="T6">&lt;scripts&gt;</text:span></text:p>
            <text:p><text:s text:c="4"/><text:span text:style-name="T9">&lt;!-- Scripts to be executed pre/during/after installation--&gt;</text:span></text:p>
            <text:p><text:s text:c="2"/><text:span text:style-name="T6">&lt;/scripts&gt;</text:span></text:p>
            <text:p><text:span text:style-name="T6">&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layer="layout" svg:width="25.825cm" svg:height="9.442cm" svg:x="1.4cm" svg:y="3.922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users</text:span> <text:span text:style-name="T7">config:type=</text:span><text:span text:style-name="T8">"list"</text:span><text:span text:style-name="T6">&gt;</text:span></text:p>
            <text:p><text:s text:c="4"/><text:span text:style-name="T6">&lt;user&gt;</text:span></text:p>
            <text:p><text:s text:c="6"/><text:span text:style-name="T6">&lt;encrypted</text:span> <text:span text:style-name="T7">config:type=</text:span><text:span text:style-name="T8">"boolean"</text:span><text:span text:style-name="T6">&gt;</text:span>false<text:span text:style-name="T6">&lt;/encrypted&gt;</text:span></text:p>
            <text:p><text:s text:c="6"/><text:span text:style-name="T6">&lt;fullname&gt;</text:span>root<text:span text:style-name="T6">&lt;/fullname&gt;</text:span></text:p>
            <text:p><text:s text:c="6"/><text:span text:style-name="T6">&lt;gid&gt;</text:span>0<text:span text:style-name="T6">&lt;/gid&gt;</text:span></text:p>
            <text:p><text:s text:c="6"/><text:span text:style-name="T6">&lt;home&gt;</text:span>/root<text:span text:style-name="T6">&lt;/home&gt;</text:span></text:p>
            <text:p><text:s text:c="6"/><text:span text:style-name="T6">&lt;shell&gt;</text:span>/bin/bash<text:span text:style-name="T6">&lt;/shell&gt;</text:span></text:p>
            <text:p><text:s text:c="6"/><text:span text:style-name="T6">&lt;user_password&gt;</text:span>nots3cr3t<text:span text:style-name="T6">&lt;/user_password&gt;</text:span></text:p>
            <text:p><text:s text:c="6"/><text:span text:style-name="T6">&lt;username&gt;</text:span>root<text:span text:style-name="T6">&lt;/username&gt;</text:span></text:p>
            <text:p><text:s text:c="4"/><text:span text:style-name="T6">&lt;/user&gt;</text:span></text:p>
            <text:p><text:s text:c="2"/><text:span text:style-name="T6">&lt;/users&gt;</text:span></text:p>
            <text:p><text:span text:style-name="T6">&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ommand line</text:p>
                  </text:list-item>
                </text:list>
              </text:list-item>
            </text:list>
          </draw:text-box>
        </draw:frame>
        <presentation:notes draw:style-name="dp2">
          <draw:page-thumbnail draw:style-name="gr1" draw:layer="layout" svg:width="0.001cm" svg:height="0.001cm" svg:x="0cm" svg:y="2.257cm" draw:page-number="6" presentation:class="page"/>
          <draw:frame presentation:style-name="pr11" draw:text-style-name="P8"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10">autoyast2</text:span><text:span text:style-name="T11"> package</text:span></text:p>
              </text:list-item>
              <text:list-item>
                <text:p>Start YaST and open the <text:span text:style-name="T1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7" presentation:class="page"/>
          <draw:frame presentation:style-name="pr11" draw:text-style-name="P8" draw:layer="layout" svg:width="16.799cm" svg:height="13.364cm" svg:x="2.1cm" svg:y="14.107cm" presentation:class="notes" presentation:placeholder="true">
            <draw:text-box/>
          </draw:frame>
        </presentation:notes>
      </draw:page>
      <draw:page draw:name="page8"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The installer retrieves and imports the profile</text:p>
              </text:list-item>
              <text:list-item>
                <text:p>System installation</text:p>
              </text:list-item>
              <text:list-item>
                <text:p>Reboot</text:p>
              </text:list-item>
              <text:list-item>
                <text:p>Additional configuration (a.k.a. 2<text:span text:style-name="T13">nd</text:span> Stage)</text:p>
              </text:list-item>
            </text:list>
          </draw:text-box>
        </draw:frame>
        <presentation:notes draw:style-name="dp2">
          <draw:page-thumbnail draw:style-name="gr1" draw:layer="layout" svg:width="0.001cm" svg:height="0.001cm" svg:x="0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9" draw:layer="layout" svg:width="25.199cm" svg:height="6.082cm" svg:x="1.4cm" svg:y="3.685cm" presentation:class="outline" presentation:user-transformed="true">
          <draw:text-box>
            <text:list text:style-name="L2">
              <text:list-item>
                <text:p><text:span text:style-name="T12">autoyast</text:span><text:span text:style-name="T14"> is used to specify the profile URL</text:span></text:p>
              </text:list-item>
              <text:list-item>
                <text:p><text:span text:style-name="T14">Several URL schemas are </text:span><text:span text:style-name="T14"><text:a xlink:href="https://susedoc.github.io/doc-sle/develop/SLES-autoyast/html/Invoking.html#Commandline.ay" xlink:type="simple">supported</text:a></text:span><text:span text:style-name="T14"><text:s/>(file, device, http(s), ftp, nfs, usb, label, etc.)</text:span></text:p>
              </text:list-item>
              <text:list-item>
                <text:p><text:span text:style-name="T14">When network is required, do not forget to add the </text:span><text:span text:style-name="T12">ifcfg</text:span><text:span text:style-name="T14"> option</text:span></text:p>
              </text:list-item>
            </text:list>
          </draw:text-box>
        </draw:frame>
        <draw:frame draw:style-name="gr4" draw:text-style-name="P11" draw:layer="layout" svg:width="26.028cm" svg:height="1.52cm" svg:x="1.014cm" svg:y="10.474cm">
          <draw:text-box>
            <text:p text:style-name="P10"><text:span text:style-name="T15">autoyast=http://192.168.122.1/autoinst.xml ifcfg=eth0=dhcp</text:span></text:p>
          </draw:text-box>
        </draw:frame>
        <presentation:notes draw:style-name="dp2">
          <draw:page-thumbnail draw:style-name="gr1" draw:layer="layout" svg:width="0.001cm" svg:height="0.001cm" svg:x="0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trieving and Importing a Profile</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 rules system is in place for advanced use cases</text:p>
              </text:list-item>
              <text:list-item>
                <text:p>AutoYaST reads settings from the profile...</text:p>
              </text:list-item>
              <text:list-item>
                <text:p>… and proposes default values for all missing settings</text:p>
              </text:list-item>
            </text:list>
          </draw:text-box>
        </draw:frame>
        <presentation:notes draw:style-name="dp2">
          <draw:page-thumbnail draw:style-name="gr1" draw:layer="layout" svg:width="0.001cm" svg:height="0.001cm" svg:x="0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1<text:span text:style-name="T13">st</text:span> Stage: Installation</text:p>
          </draw:text-box>
        </draw:frame>
        <draw:frame presentation:style-name="pr8" draw:layer="layout" svg:width="25.199cm" svg:height="9.134cm" svg:x="1.4cm" svg:y="3.685cm" presentation:class="outline">
          <draw:text-box>
            <text:list text:style-name="L2">
              <text:list-item>
                <text:p>Configure several basic settings:</text:p>
                <text:list>
                  <text:list-item>
                    <text:p>Language</text:p>
                  </text:list-item>
                  <text:list-item>
                    <text:p>Network</text:p>
                  </text:list-item>
                  <text:list-item>
                    <text:p>Bootloader</text:p>
                  </text:list-item>
                  <text:list-item>
                    <text:p>Partitioning</text:p>
                  </text:list-item>
                  <text:list-item>
                    <text:p>...</text:p>
                  </text:list-item>
                </text:list>
              </text:list-item>
              <text:list-item>
                <text:p>System Installation</text:p>
              </text:list-item>
            </text:list>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1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Optional</text:p>
              </text:list-item>
              <text:list-item>
                <text:p>Slowly moving stuff to 1<text:span text:style-name="T13">st</text:span> stage</text:p>
              </text:list-item>
              <text:list-item>
                <text:p>Additional services configuration</text:p>
              </text:list-item>
              <text:list-item>
                <text:p>&lt;Files&gt; and &lt;Scripts&gt;</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Demo Time</text:p>
          </draw:text-box>
        </draw:frame>
        <draw:frame presentation:style-name="pr8" draw:layer="layout" svg:width="25.199cm" svg:height="9.134cm" svg:x="1.4cm" svg:y="3.685cm" presentation:class="outline">
          <draw:text-box>
            <text:list text:style-name="L2">
              <text:list-item>
                <text:p>AutoYaST running (video?)</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Setting Country Configuration</text:p>
          </draw:text-box>
        </draw:frame>
        <draw:frame presentation:style-name="pr13" draw:layer="layout" svg:width="25.199cm" svg:height="9.134cm" svg:x="1.4cm" svg:y="3.685cm" presentation:class="outline">
          <draw:text-box>
            <text:list text:style-name="L2">
              <text:list-item>
                <text:p>The <text:span text:style-name="T12">&lt;language&gt;</text:span><text:span text:style-name="T14">, </text:span><text:span text:style-name="T12">&lt;keyboard&gt;</text:span><text:span text:style-name="T14"> and </text:span><text:span text:style-name="T12">&lt;timezone&gt;</text:span><text:span text:style-name="T14"> sections allow to set country related configuration</text:span></text:p>
              </text:list-item>
              <text:list-item>
                <text:p><text:span text:style-name="T14">Language uses the ISO code (</text:span><text:span text:style-name="T12">en_US</text:span><text:span text:style-name="T14">, </text:span><text:span text:style-name="T12">cs_CZ</text:span><text:span text:style-name="T14">, etc.)</text:span></text:p>
              </text:list-item>
              <text:list-item>
                <text:p><text:span text:style-name="T14">Keyboard values are defined at </text:span><text:span text:style-name="T12">/usr/share/YaST2/data/keyboard_raw.ycp</text:span></text:p>
              </text:list-item>
              <text:list-item>
                <text:p><text:span text:style-name="T14">Time zone uses the typical name (</text:span><text:span text:style-name="T12">Atlantic/Canary</text:span><text:span text:style-name="T14">)</text:span></text:p>
              </text:list-item>
              <text:list-item>
                <text:p><text:span text:style-name="T14">Exercise: add the country configuration which fits you</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2: Setting Country Configuration</text:p>
          </draw:text-box>
        </draw:frame>
        <draw:frame draw:style-name="gr5" draw:text-style-name="P12" draw:layer="layout" svg:width="26.168cm" svg:height="10.848cm" svg:x="0.952cm" svg:y="3.89cm">
          <draw:text-box>
            <text:p><text:span text:style-name="T16">&lt;keyboard&gt;</text:span></text:p>
            <text:p><text:span text:style-name="T17"><text:s text:c="2"/></text:span><text:span text:style-name="T18">&lt;keymap&gt;</text:span><text:span text:style-name="T17">spanish</text:span><text:span text:style-name="T18">&lt;/keymap&gt;</text:span></text:p>
            <text:p><text:span text:style-name="T18">&lt;/keyboard&gt;</text:span></text:p>
            <text:p><text:span text:style-name="T17"/></text:p>
            <text:p><text:span text:style-name="T17"/></text:p>
            <text:p><text:span text:style-name="T18">&lt;language&gt;</text:span></text:p>
            <text:p><text:span text:style-name="T17"><text:s text:c="2"/></text:span><text:span text:style-name="T19">&lt;!-- primary --&gt;</text:span></text:p>
            <text:p><text:span text:style-name="T17"><text:s text:c="2"/></text:span><text:span text:style-name="T18">&lt;language&gt;</text:span><text:span text:style-name="T17">es_ES</text:span><text:span text:style-name="T18">&lt;/language&gt;</text:span></text:p>
            <text:p><text:span text:style-name="T18"/></text:p>
            <text:p><text:span text:style-name="T17"><text:s text:c="2"/></text:span><text:span text:style-name="T19">&lt;!-- secondary languages --&gt;</text:span></text:p>
            <text:p><text:span text:style-name="T17"><text:s text:c="2"/></text:span><text:span text:style-name="T18">&lt;languages&gt;</text:span><text:span text:style-name="T17">de_DE,en_US</text:span><text:span text:style-name="T18">&lt;/languages&gt;</text:span></text:p>
            <text:p><text:span text:style-name="T18">&lt;/language&gt;</text:span></text:p>
          </draw:text-box>
        </draw:frame>
        <presentation:notes draw:style-name="dp2">
          <draw:page-thumbnail draw:style-name="gr1" draw:layer="layout" svg:width="0.001cm" svg:height="0.001cm" svg:x="0cm" svg:y="2.257cm" draw:page-number="18" presentation:class="page"/>
          <draw:frame presentation:style-name="pr15" draw:text-style-name="P8"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3: Adding Some Software</text:p>
          </draw:text-box>
        </draw:frame>
        <draw:frame presentation:style-name="pr13" draw:layer="layout" svg:width="25.199cm" svg:height="9.134cm" svg:x="1.4cm" svg:y="3.685cm" presentation:class="outline">
          <draw:text-box>
            <text:list text:style-name="L2">
              <text:list-item>
                <text:p>The <text:span text:style-name="T12">&lt;software&gt;</text:span><text:span text:style-name="T14"> section allows to select which software should be installed</text:span></text:p>
              </text:list-item>
              <text:list-item>
                <text:p><text:span text:style-name="T14">The user can specify </text:span><text:span text:style-name="T12">patterns</text:span><text:span text:style-name="T20"> and </text:span><text:span text:style-name="T21">packages</text:span></text:p>
              </text:list-item>
              <text:list-item>
                <text:p><text:span text:style-name="T20">Exercise: select your preferred shell and desktop environment</text:span></text:p>
              </text:list-item>
              <text:list-item>
                <text:p><text:span text:style-name="T20">Hint: </text:span><text:span text:style-name="T21">zypper se -t pattern</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3: Adding Some Software</text:p>
          </draw:text-box>
        </draw:frame>
        <draw:frame draw:style-name="gr5" draw:text-style-name="P13" draw:layer="layout" svg:width="26.168cm" svg:height="10.848cm" svg:x="0.952cm" svg:y="3.89cm">
          <draw:text-box>
            <text:p><text:span text:style-name="T18">&lt;software&gt;</text:span></text:p>
            <text:p><text:span text:style-name="T17"><text:s text:c="2"/></text:span><text:span text:style-name="T18">&lt;packages</text:span><text:span text:style-name="T17"> </text:span><text:span text:style-name="T22">config:type=</text:span><text:span text:style-name="T23">"list"</text:span><text:span text:style-name="T18">&gt;</text:span></text:p>
            <text:p><text:span text:style-name="T17"><text:s text:c="4"/></text:span><text:span text:style-name="T18">&lt;package&gt;</text:span><text:span text:style-name="T17">zsh</text:span><text:span text:style-name="T18">&lt;/package&gt;</text:span></text:p>
            <text:p><text:span text:style-name="T17"><text:s text:c="2"/></text:span><text:span text:style-name="T18">&lt;/packages&gt;</text:span></text:p>
            <text:p><text:span text:style-name="T17"/></text:p>
            <text:p><text:span text:style-name="T17"><text:s text:c="2"/></text:span><text:span text:style-name="T18">&lt;patterns</text:span><text:span text:style-name="T17"> </text:span><text:span text:style-name="T22">config:type=</text:span><text:span text:style-name="T23">"list"</text:span><text:span text:style-name="T18">&gt;</text:span></text:p>
            <text:p><text:span text:style-name="T17"><text:s text:c="4"/></text:span><text:span text:style-name="T18">&lt;pattern&gt;</text:span><text:span text:style-name="T17">enhanced_base</text:span><text:span text:style-name="T18">&lt;/pattern&gt;</text:span></text:p>
            <text:p><text:span text:style-name="T17"><text:s text:c="4"/></text:span><text:span text:style-name="T18">&lt;pattern&gt;</text:span><text:span text:style-name="T17">enhanced_base_opt</text:span><text:span text:style-name="T18">&lt;/pattern&gt;</text:span></text:p>
            <text:p><text:span text:style-name="T17"><text:s text:c="4"/></text:span><text:span text:style-name="T18">&lt;pattern&gt;</text:span><text:span text:style-name="T17">kde</text:span><text:span text:style-name="T18">&lt;/pattern&gt;</text:span></text:p>
            <text:p><text:span text:style-name="T17"><text:s text:c="4"/></text:span><text:span text:style-name="T18">&lt;pattern&gt;</text:span><text:span text:style-name="T17">yast2_basis</text:span><text:span text:style-name="T18">&lt;/pattern&gt;</text:span></text:p>
            <text:p><text:span text:style-name="T17"><text:s text:c="2"/></text:span><text:span text:style-name="T18">&lt;/patterns&gt;</text:span></text:p>
            <text:p><text:span text:style-name="T18">&lt;/software&gt;</text:span></text:p>
          </draw:text-box>
        </draw:frame>
        <presentation:notes draw:style-name="dp2">
          <draw:page-thumbnail draw:style-name="gr1" draw:layer="layout" svg:width="0.001cm" svg:height="0.001cm" svg:x="0cm" svg:y="2.257cm" draw:page-number="20" presentation:class="page"/>
          <draw:frame presentation:style-name="pr15" draw:text-style-name="P8"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4">Exercise 4: </text:span>Setting Up Our User Account</text:p>
          </draw:text-box>
        </draw:frame>
        <draw:frame presentation:style-name="pr13" draw:layer="layout" svg:width="25.199cm" svg:height="9.134cm" svg:x="1.4cm" svg:y="3.685cm" presentation:class="outline">
          <draw:text-box>
            <text:list text:style-name="L2">
              <text:list-item>
                <text:p>The <text:span text:style-name="T12">&lt;users&gt;</text:span><text:span text:style-name="T14"> and </text:span><text:span text:style-name="T12">&lt;groups&gt;</text:span><text:span text:style-name="T14"> section allow to define users and groups</text:span></text:p>
              </text:list-item>
              <text:list-item>
                <text:p><text:span text:style-name="T14">Exercise: add your own user account</text:span></text:p>
              </text:list-item>
              <text:list-item>
                <text:p><text:span text:style-name="T14">Do not forget to adjust the shell to the one you installed</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4: Setting Up Our User Account</text:p>
          </draw:text-box>
        </draw:frame>
        <draw:frame draw:style-name="gr5" draw:text-style-name="P14" draw:layer="layout" svg:width="26.168cm" svg:height="10.848cm" svg:x="0.952cm" svg:y="3.89cm">
          <draw:text-box>
            <text:p><text:span text:style-name="T18">&lt;users</text:span><text:span text:style-name="T17"> </text:span><text:span text:style-name="T22">config:type=</text:span><text:span text:style-name="T23">"list"</text:span><text:span text:style-name="T18">&gt;</text:span></text:p>
            <text:p><text:span text:style-name="T17"><text:s text:c="2"/></text:span><text:span text:style-name="T18">&lt;user&gt;</text:span></text:p>
            <text:p><text:span text:style-name="T17"><text:s text:c="4"/></text:span><text:span text:style-name="T18">&lt;encrypted</text:span><text:span text:style-name="T17"> </text:span><text:span text:style-name="T22">config:type=</text:span><text:span text:style-name="T23">"boolean"</text:span><text:span text:style-name="T18">&gt;</text:span><text:span text:style-name="T17">false</text:span><text:span text:style-name="T18">&lt;/encrypted&gt;</text:span></text:p>
            <text:p><text:span text:style-name="T17"><text:s text:c="4"/></text:span><text:span text:style-name="T18">&lt;fullname&gt;</text:span><text:span text:style-name="T17">John Doe</text:span><text:span text:style-name="T18">&lt;/fullname&gt;</text:span></text:p>
            <text:p><text:span text:style-name="T17"><text:s text:c="4"/></text:span><text:span text:style-name="T18">&lt;gid&gt;</text:span><text:span text:style-name="T17">100</text:span><text:span text:style-name="T18">&lt;/gid&gt;</text:span></text:p>
            <text:p><text:span text:style-name="T17"><text:s text:c="4"/></text:span><text:span text:style-name="T18">&lt;home&gt;</text:span><text:span text:style-name="T17">/home/jdoe</text:span><text:span text:style-name="T18">&lt;/home&gt;</text:span></text:p>
            <text:p><text:span text:style-name="T17"><text:s text:c="4"/></text:span><text:span text:style-name="T18">&lt;shell&gt;</text:span><text:span text:style-name="T17">/usr/bin/fish</text:span><text:span text:style-name="T18">&lt;/shell&gt;</text:span></text:p>
            <text:p><text:span text:style-name="T17"><text:s text:c="4"/></text:span><text:span text:style-name="T18">&lt;uid&gt;</text:span><text:span text:style-name="T17">1000</text:span><text:span text:style-name="T18">&lt;/uid&gt;</text:span></text:p>
            <text:p><text:span text:style-name="T17"><text:s text:c="4"/></text:span><text:span text:style-name="T18">&lt;user_password&gt;</text:span><text:span text:style-name="T17">nots3cr3t</text:span><text:span text:style-name="T18">&lt;/user_password&gt;</text:span></text:p>
            <text:p><text:span text:style-name="T17"><text:s text:c="4"/></text:span><text:span text:style-name="T18">&lt;username&gt;</text:span><text:span text:style-name="T17">imo</text:span><text:span text:style-name="T18">&lt;/username&gt;</text:span></text:p>
            <text:p><text:span text:style-name="T17"><text:s text:c="2"/></text:span><text:span text:style-name="T18">&lt;/user&gt;</text:span></text:p>
            <text:p><text:span text:style-name="T17"/></text:p>
            <text:p><text:span text:style-name="T17"><text:s text:c="2"/></text:span><text:span text:style-name="T19">&lt;!-- root user goes here --&gt;</text:span></text:p>
            <text:p><text:span text:style-name="T18">&lt;/users&gt;</text:span></text:p>
          </draw:text-box>
        </draw:frame>
        <presentation:notes draw:style-name="dp2">
          <draw:page-thumbnail draw:style-name="gr1" draw:layer="layout" svg:width="0.001cm" svg:height="0.001cm" svg:x="0cm" svg:y="2.257cm" draw:page-number="22" presentation:class="page"/>
          <draw:frame presentation:style-name="pr15" draw:text-style-name="P8"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5: Adjusting the Partitions Layout</text:p>
          </draw:text-box>
        </draw:frame>
        <draw:frame presentation:style-name="pr13" draw:layer="layout" svg:width="25.199cm" svg:height="9.134cm" svg:x="1.4cm" svg:y="3.685cm" presentation:class="outline">
          <draw:text-box>
            <text:list text:style-name="L2">
              <text:list-item>
                <text:p>The <text:span text:style-name="T12">&lt;partitioning&gt;</text:span><text:span text:style-name="T14"> support has been reimplemented for openSUSE Leap 15.0 (and SUSE Linux Enterprise 15)</text:span></text:p>
              </text:list-item>
              <text:list-item>
                <text:p><text:span text:style-name="T20">Basically it defines a </text:span><text:span text:style-name="T21">&lt;drive&gt;</text:span><text:span text:style-name="T20"> section for each device</text:span></text:p>
              </text:list-item>
              <text:list-item>
                <text:p><text:span text:style-name="T20">Each </text:span><text:span text:style-name="T21">&lt;drive&gt;</text:span><text:span text:style-name="T20"> contains a set of partitions</text:span></text:p>
              </text:list-item>
              <text:list-item>
                <text:p><text:span text:style-name="T20">A </text:span><text:span text:style-name="T21">&lt;drive&gt;</text:span><text:span text:style-name="T20"> can be a physical drive or a logical one (like an LVM volume group)</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8"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5: Adjusting the Partitions Layout (II)</text:p>
          </draw:text-box>
        </draw:frame>
        <draw:frame presentation:style-name="pr13" draw:layer="layout" svg:width="25.199cm" svg:height="9.134cm" svg:x="1.4cm" svg:y="3.685cm" presentation:class="outline">
          <draw:text-box>
            <text:list text:style-name="L2">
              <text:list-item>
                <text:p><text:span text:style-name="T14">Exercise: let’s try to define the following partitioning layout</text:span></text:p>
                <text:list>
                  <text:list-item>
                    <text:p><text:span text:style-name="T14">10GiB </text:span><text:span text:style-name="T12">Btrfs</text:span><text:span text:style-name="T20"> filesystem partition for root (/)</text:span></text:p>
                  </text:list-item>
                  <text:list-item>
                    <text:p><text:span text:style-name="T20">512MiB for swap</text:span></text:p>
                  </text:list-item>
                  <text:list-item>
                    <text:p><text:span text:style-name="T20">The remaining space should be assigned to an </text:span><text:span text:style-name="T21">ext4</text:span><text:span text:style-name="T20"> filesystem to be used as </text:span><text:span text:style-name="T21">/home</text:span></text:p>
                  </text:list-item>
                </text:list>
              </text:list-item>
            </text:list>
          </draw:text-box>
        </draw:frame>
        <presentation:notes draw:style-name="dp2">
          <draw:page-thumbnail draw:style-name="gr1" draw:layer="layout" svg:width="0.001cm" svg:height="0.001cm" svg:x="0cm" svg:y="2.257cm" draw:page-number="24" presentation:class="page"/>
          <draw:frame presentation:style-name="pr9" draw:text-style-name="P8" draw:layer="layout" svg:width="16.799cm" svg:height="13.364cm" svg:x="2.1cm" svg:y="14.107cm" presentation:class="notes" presentation:placeholder="true">
            <draw:text-box/>
          </draw:frame>
        </presentation:notes>
      </draw:page>
      <draw:page draw:name="page25"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5: Adjusting the Partitions Layout</text:p>
          </draw:text-box>
        </draw:frame>
        <draw:frame draw:style-name="gr5" draw:text-style-name="P14" draw:layer="layout" svg:width="26.168cm" svg:height="10.848cm" svg:x="0.952cm" svg:y="3.89cm">
          <draw:text-box>
            <text:p><text:span text:style-name="T18">&lt;partitioning&gt;</text:span></text:p>
            <text:p><text:span text:style-name="T17"><text:s text:c="2"/></text:span><text:span text:style-name="T18">&lt;drive&gt;</text:span></text:p>
            <text:p><text:span text:style-name="T17"><text:s text:c="4"/></text:span><text:span text:style-name="T18">&lt;partitions</text:span><text:span text:style-name="T17"> </text:span><text:span text:style-name="T22">config:type=</text:span><text:span text:style-name="T23">"list"</text:span><text:span text:style-name="T18">&gt;</text:span></text:p>
            <text:p><text:span text:style-name="T17"><text:s text:c="6"/></text:span><text:span text:style-name="T18">&lt;partition&gt;</text:span></text:p>
            <text:p><text:span text:style-name="T17"><text:s text:c="8"/></text:span><text:span text:style-name="T18">&lt;create_subvolumes</text:span><text:span text:style-name="T17"> </text:span><text:span text:style-name="T22">config:type=</text:span><text:span text:style-name="T23">"boolean"</text:span><text:span text:style-name="T18">&gt;</text:span><text:span text:style-name="T17">true</text:span><text:span text:style-name="T18">&lt;/create_subvolumes&gt;</text:span></text:p>
            <text:p><text:span text:style-name="T17"><text:s text:c="8"/></text:span><text:span text:style-name="T18">&lt;filesystem</text:span><text:span text:style-name="T17"> </text:span><text:span text:style-name="T22">config:type=</text:span><text:span text:style-name="T23">"symbol"</text:span><text:span text:style-name="T18">&gt;</text:span><text:span text:style-name="T17">btrfs</text:span><text:span text:style-name="T18">&lt;/filesystem&gt;</text:span></text:p>
            <text:p><text:span text:style-name="T17"><text:s text:c="8"/></text:span><text:span text:style-name="T18">&lt;mount&gt;</text:span><text:span text:style-name="T17">/</text:span><text:span text:style-name="T18">&lt;/mount&gt;</text:span></text:p>
            <text:p><text:span text:style-name="T17"><text:s text:c="8"/></text:span><text:span text:style-name="T18">&lt;size&gt;</text:span><text:span text:style-name="T17">10GiB</text:span><text:span text:style-name="T18">&lt;/size&gt;</text:span></text:p>
            <text:p><text:span text:style-name="T17"><text:s text:c="8"/></text:span><text:span text:style-name="T18">&lt;create_subvolumes</text:span><text:span text:style-name="T17"> </text:span><text:span text:style-name="T22">config:type=</text:span><text:span text:style-name="T23">"boolean"</text:span><text:span text:style-name="T18">&gt;</text:span><text:span text:style-name="T17">true</text:span><text:span text:style-name="T18">&lt;/create_subvolumes&gt;</text:span></text:p>
            <text:p><text:span text:style-name="T17"><text:s text:c="6"/></text:span><text:span text:style-name="T18">&lt;/partition&gt;</text:span></text:p>
            <text:p><text:span text:style-name="T17"><text:s text:c="6"/></text:span></text:p>
          </draw:text-box>
        </draw:frame>
        <presentation:notes draw:style-name="dp2">
          <draw:page-thumbnail draw:style-name="gr1" draw:layer="layout" svg:width="0.001cm" svg:height="0.001cm" svg:x="0cm" svg:y="2.257cm" draw:page-number="25" presentation:class="page"/>
          <draw:frame presentation:style-name="pr15" draw:text-style-name="P8"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5: Adjusting the Partitions Layout</text:p>
          </draw:text-box>
        </draw:frame>
        <draw:frame draw:style-name="gr5" draw:text-style-name="P14" draw:layer="layout" svg:width="26.168cm" svg:height="10.848cm" svg:x="0.952cm" svg:y="3.89cm">
          <draw:text-box>
            <text:p><text:span text:style-name="T25"/></text:p>
            <text:p><text:span text:style-name="T26"><text:s text:c="6"/></text:span><text:span text:style-name="T25">&lt;partition&gt;</text:span></text:p>
            <text:p><text:span text:style-name="T26"><text:s text:c="8"/></text:span><text:span text:style-name="T25">&lt;filesystem</text:span><text:span text:style-name="T26"> </text:span><text:span text:style-name="T27">config:type=</text:span><text:span text:style-name="T28">"symbol"</text:span><text:span text:style-name="T25">&gt;</text:span><text:span text:style-name="T26">ext4</text:span><text:span text:style-name="T25">&lt;/filesystem&gt;</text:span></text:p>
            <text:p><text:span text:style-name="T26"><text:s text:c="8"/></text:span><text:span text:style-name="T25">&lt;mount&gt;</text:span><text:span text:style-name="T26">/home</text:span><text:span text:style-name="T25">&lt;/mount&gt;</text:span></text:p>
            <text:p><text:span text:style-name="T26"><text:s text:c="8"/></text:span><text:span text:style-name="T25">&lt;size&gt;</text:span><text:span text:style-name="T26">max</text:span><text:span text:style-name="T25">&lt;/size&gt;</text:span></text:p>
            <text:p><text:span text:style-name="T26"><text:s text:c="6"/></text:span><text:span text:style-name="T25">&lt;/partition&gt;</text:span></text:p>
            <text:p><text:span text:style-name="T26"><text:s text:c="6"/></text:span><text:span text:style-name="T25">&lt;partition&gt;</text:span></text:p>
            <text:p><text:span text:style-name="T26"><text:s text:c="8"/></text:span><text:span text:style-name="T25">&lt;filesystem</text:span><text:span text:style-name="T26"> </text:span><text:span text:style-name="T27">config:type=</text:span><text:span text:style-name="T28">"symbol"</text:span><text:span text:style-name="T25">&gt;</text:span><text:span text:style-name="T26">swap</text:span><text:span text:style-name="T25">&lt;/filesystem&gt;</text:span></text:p>
            <text:p><text:span text:style-name="T26"><text:s text:c="8"/></text:span><text:span text:style-name="T25">&lt;mount&gt;</text:span><text:span text:style-name="T26">swap</text:span><text:span text:style-name="T25">&lt;/mount&gt;</text:span></text:p>
            <text:p><text:span text:style-name="T26"><text:s text:c="8"/></text:span><text:span text:style-name="T25">&lt;size&gt;</text:span><text:span text:style-name="T26">512MiB</text:span><text:span text:style-name="T25">&lt;/size&gt;</text:span></text:p>
            <text:p><text:span text:style-name="T26"><text:s text:c="6"/></text:span><text:span text:style-name="T25">&lt;/partition&gt;</text:span></text:p>
            <text:p><text:span text:style-name="T26"><text:s text:c="4"/></text:span><text:span text:style-name="T25">&lt;/partitions&gt;</text:span></text:p>
            <text:p><text:span text:style-name="T26"><text:s text:c="4"/></text:span><text:span text:style-name="T25">&lt;type</text:span><text:span text:style-name="T26"> </text:span><text:span text:style-name="T27">config:type=</text:span><text:span text:style-name="T28">"symbol"</text:span><text:span text:style-name="T25">&gt;</text:span><text:span text:style-name="T26">CT_DISK</text:span><text:span text:style-name="T25">&lt;/type&gt;</text:span></text:p>
            <text:p><text:span text:style-name="T26"><text:s text:c="4"/></text:span><text:span text:style-name="T25">&lt;use&gt;</text:span><text:span text:style-name="T26">all</text:span><text:span text:style-name="T25">&lt;/use&gt;</text:span></text:p>
            <text:p><text:span text:style-name="T26"><text:s text:c="2"/></text:span><text:span text:style-name="T25">&lt;/drive&gt;</text:span></text:p>
            <text:p><text:span text:style-name="T25">&lt;/partitioning&gt;</text:span></text:p>
          </draw:text-box>
        </draw:frame>
        <presentation:notes draw:style-name="dp2">
          <draw:page-thumbnail draw:style-name="gr1" draw:layer="layout" svg:width="0.001cm" svg:height="0.001cm" svg:x="0cm" svg:y="2.257cm" draw:page-number="26" presentation:class="page"/>
          <draw:frame presentation:style-name="pr15" draw:text-style-name="P8"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6" draw:layer="layout" svg:width="25.199cm" svg:height="2.629cm" svg:x="1.4cm" svg:y="0.628cm" presentation:class="title">
          <draw:text-box>
            <text:p>Opening the SSH service</text:p>
          </draw:text-box>
        </draw:frame>
        <draw:frame presentation:style-name="pr17" draw:layer="layout" svg:width="25.199cm" svg:height="9.134cm" svg:x="1.4cm" svg:y="3.685cm" presentation:class="outline" presentation:placeholder="true" presentation:user-transformed="true">
          <draw:text-box/>
        </draw:frame>
        <presentation:notes draw:style-name="dp2">
          <draw:page-thumbnail draw:style-name="gr1" draw:layer="layout" svg:width="0.001cm" svg:height="0.001cm" svg:x="0cm" svg:y="2.257cm" draw:page-number="27" presentation:class="page"/>
          <draw:frame presentation:style-name="pr15" draw:text-style-name="P4" draw:layer="layout" svg:width="16.799cm" svg:height="13.364cm" svg:x="2.1cm" svg:y="14.107cm" presentation:class="notes" presentation:placeholder="true">
            <draw:text-box/>
          </draw:frame>
        </presentation:notes>
      </draw:page>
      <draw:page draw:name="page28"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29" presentation:class="page"/>
          <draw:frame presentation:style-name="pr9" draw:text-style-name="P4"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Asking Questions: Example</text:p>
          </draw:text-box>
        </draw:frame>
        <draw:frame draw:style-name="gr5" draw:text-style-name="P15" draw:layer="layout" svg:width="26.168cm" svg:height="10.848cm" svg:x="0.952cm" svg:y="3.89cm">
          <draw:text-box>
            <text:p><text:span text:style-name="T25">&lt;ask&gt;</text:span></text:p>
            <text:p><text:span text:style-name="T25"><text:s text:c="2"/></text:span><text:span text:style-name="T25">&lt;title&gt;Country Settings&lt;/title&gt;</text:span></text:p>
            <text:p><text:span text:style-name="T25"><text:s text:c="2"/></text:span><text:span text:style-name="T25">&lt;question&gt;Which keymap will you use?&lt;/question&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keyboard,keymap&lt;/path&gt;</text:span></text:p>
            <text:p><text:span text:style-name="T25"><text:s text:c="2"/></text:span><text:span text:style-name="T25">&lt;/pathlist&gt;</text:span></text:p>
            <text:p><text:span text:style-name="T25"><text:s text:c="2"/></text:span><text:span text:style-name="T25">&lt;selection </text:span><text:span text:style-name="T29">config:type=</text:span><text:span text:style-name="T30">"list"</text:span><text:span text:style-name="T25">&gt;</text:span></text:p>
            <text:p><text:span text:style-name="T25"><text:s text:c="4"/></text:span><text:span text:style-name="T25">&lt;entry&gt;</text:span></text:p>
            <text:p><text:span text:style-name="T25"><text:s text:c="6"/></text:span><text:span text:style-name="T25">&lt;value&gt;english&lt;/value&gt;&lt;label&gt;English&lt;/label&gt;</text:span></text:p>
            <text:p><text:span text:style-name="T25"><text:s text:c="4"/></text:span><text:span text:style-name="T25">&lt;/entry&gt;</text:span></text:p>
            <text:p><text:span text:style-name="T25"><text:s text:c="4"/></text:span><text:span text:style-name="T25">&lt;entry&gt;</text:span></text:p>
            <text:p><text:span text:style-name="T25"><text:s text:c="6"/></text:span><text:span text:style-name="T25">&lt;value&gt;german&lt;/value&gt;&lt;label&gt;German&lt;/label&gt;</text:span></text:p>
            <text:p><text:span text:style-name="T25"><text:s text:c="4"/></text:span><text:span text:style-name="T25">&lt;/entry&gt;</text:span></text:p>
            <text:p><text:span text:style-name="T25"><text:s text:c="2"/></text:span><text:span text:style-name="T25">&lt;/selection&gt;</text:span></text:p>
            <text:p><text:span text:style-name="T25">&lt;/ask&gt;</text:span></text:p>
          </draw:text-box>
        </draw:frame>
        <presentation:notes draw:style-name="dp2">
          <draw:page-thumbnail draw:style-name="gr1" draw:layer="layout" svg:width="0.001cm" svg:height="0.001cm" svg:x="0cm" svg:y="2.257cm" draw:page-number="30" presentation:class="page"/>
          <draw:frame presentation:style-name="pr15" draw:text-style-name="P8"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6: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Preferred desktop environment</text:p>
                  </text:list-item>
                  <text:list-item>
                    <text:p>Username and password</text:p>
                  </text:list-item>
                  <text:list-item>
                    <text:p>/home filesystem to use (hint: it is a <text:span text:style-name="T12">symbol</text:span>)</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9" draw:text-style-name="P8" draw:layer="layout" svg:width="16.799cm" svg:height="13.364cm" svg:x="2.1cm" svg:y="14.107cm" presentation:class="notes" presentation:placeholder="true">
            <draw:text-box/>
          </draw:frame>
        </presentation:notes>
      </draw:page>
      <draw:page draw:name="page3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6: Username</text:p>
          </draw:text-box>
        </draw:frame>
        <draw:frame draw:style-name="gr5" draw:text-style-name="P16" draw:layer="layout" svg:width="26.168cm" svg:height="10.848cm" svg:x="0.952cm" svg:y="3.89cm">
          <draw:text-box>
            <text:p><text:span text:style-name="T25">&lt;ask&gt;</text:span></text:p>
            <text:p><text:span text:style-name="T25"><text:s text:c="2"/></text:span><text:span text:style-name="T25">&lt;title&gt;User&lt;/title&gt;</text:span></text:p>
            <text:p><text:span text:style-name="T25"><text:s text:c="2"/></text:span><text:span text:style-name="T25">&lt;question&gt;Username&lt;/question&gt;</text:span></text:p>
            <text:p><text:span text:style-name="T25"><text:s text:c="2"/></text:span><text:span text:style-name="T25">&lt;type&gt;string&lt;/type&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users,1,username&lt;/path&gt;</text:span></text:p>
            <text:p><text:span text:style-name="T25"><text:s text:c="2"/></text:span><text:span text:style-name="T25">&lt;/pathlist&gt;</text:span></text:p>
            <text:p><text:span text:style-name="T25"><text:s text:c="2"/></text:span><text:span text:style-name="T25">&lt;element </text:span><text:span text:style-name="T29">config:type=</text:span><text:span text:style-name="T30">"integer"</text:span><text:span text:style-name="T25">&gt;0&lt;/element&gt;</text:span></text:p>
            <text:p><text:span text:style-name="T25"><text:s text:c="2"/></text:span><text:span text:style-name="T25">&lt;dialog </text:span><text:span text:style-name="T29">config:type=</text:span><text:span text:style-name="T30">"integer"</text:span><text:span text:style-name="T25">&gt;1&lt;/dialog&gt;</text:span></text:p>
            <text:p><text:span text:style-name="T25">&lt;/ask&gt;</text:span></text:p>
          </draw:text-box>
        </draw:frame>
        <presentation:notes draw:style-name="dp2">
          <draw:page-thumbnail draw:style-name="gr1" draw:layer="layout" svg:width="0.001cm" svg:height="0.001cm" svg:x="0cm" svg:y="2.257cm" draw:page-number="32" presentation:class="page"/>
          <draw:frame presentation:style-name="pr15" draw:text-style-name="P8" draw:layer="layout" svg:width="16.799cm" svg:height="13.364cm" svg:x="2.1cm" svg:y="14.107cm" presentation:class="notes" presentation:placeholder="true">
            <draw:text-box/>
          </draw:frame>
        </presentation:notes>
      </draw:page>
      <draw:page draw:name="page33"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6: Password</text:p>
          </draw:text-box>
        </draw:frame>
        <draw:frame draw:style-name="gr5" draw:text-style-name="P16" draw:layer="layout" svg:width="26.168cm" svg:height="10.848cm" svg:x="0.952cm" svg:y="3.89cm">
          <draw:text-box>
            <text:p><text:span text:style-name="T25">&lt;ask&gt;</text:span></text:p>
            <text:p><text:span text:style-name="T25"><text:s text:c="2"/></text:span><text:span text:style-name="T25">&lt;question&gt;Password&lt;/question&gt;</text:span></text:p>
            <text:p><text:span text:style-name="T25"><text:s text:c="2"/></text:span><text:span text:style-name="T25">&lt;type&gt;string&lt;/type&gt;</text:span></text:p>
            <text:p><text:span text:style-name="T25"><text:s text:c="2"/></text:span><text:span text:style-name="T25">&lt;password </text:span><text:span text:style-name="T29">config:type=</text:span><text:span text:style-name="T30">"boolean"</text:span><text:span text:style-name="T25">&gt;true&lt;/password&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users,0,user_password&lt;/path&gt;</text:span></text:p>
            <text:p><text:span text:style-name="T25"><text:s text:c="4"/></text:span><text:span text:style-name="T25">&lt;path&gt;users,1,user_password&lt;/path&gt;</text:span></text:p>
            <text:p><text:span text:style-name="T25"><text:s text:c="2"/></text:span><text:span text:style-name="T25">&lt;/pathlist&gt;</text:span></text:p>
            <text:p><text:span text:style-name="T25"><text:s text:c="2"/></text:span><text:span text:style-name="T25">&lt;element </text:span><text:span text:style-name="T29">config:type=</text:span><text:span text:style-name="T30">"integer"</text:span><text:span text:style-name="T25">&gt;1&lt;/element&gt;</text:span></text:p>
            <text:p><text:span text:style-name="T25"><text:s text:c="2"/></text:span><text:span text:style-name="T25">&lt;dialog </text:span><text:span text:style-name="T29">config:type=</text:span><text:span text:style-name="T30">"integer"</text:span><text:span text:style-name="T25">&gt;1&lt;/dialog&gt;</text:span></text:p>
            <text:p><text:span text:style-name="T25">&lt;/ask&gt;</text:span></text:p>
          </draw:text-box>
        </draw:frame>
        <presentation:notes draw:style-name="dp2">
          <draw:page-thumbnail draw:style-name="gr1" draw:layer="layout" svg:width="0.001cm" svg:height="0.001cm" svg:x="0cm" svg:y="2.257cm" draw:page-number="33" presentation:class="page"/>
          <draw:frame presentation:style-name="pr15" draw:text-style-name="P8"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6: Desktop Environment</text:p>
          </draw:text-box>
        </draw:frame>
        <draw:frame draw:style-name="gr5" draw:text-style-name="P16" draw:layer="layout" svg:width="26.168cm" svg:height="10.848cm" svg:x="0.952cm" svg:y="3.89cm">
          <draw:text-box>
            <text:p><text:span text:style-name="T25">&lt;ask&gt;</text:span></text:p>
            <text:p><text:span text:style-name="T25"><text:s text:c="2"/></text:span><text:span text:style-name="T25">&lt;title&gt;Desktop Environment&lt;/title&gt;</text:span></text:p>
            <text:p><text:span text:style-name="T25"><text:s text:c="2"/></text:span><text:span text:style-name="T25">&lt;question&gt;What Desktop Environment do you prefer?&lt;/question&gt;</text:span></text:p>
            <text:p><text:span text:style-name="T25"><text:s text:c="2"/></text:span><text:span text:style-name="T25">&lt;default&gt;gnome&lt;/default&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software,patterns,0&lt;/path&gt;</text:span></text:p>
            <text:p><text:span text:style-name="T25"><text:s text:c="2"/></text:span><text:span text:style-name="T25">&lt;/pathlist&gt;</text:span></text:p>
            <text:p><text:span text:style-name="T25"><text:s text:c="2"/></text:span><text:span text:style-name="T25">&lt;selection </text:span><text:span text:style-name="T29">config:type=</text:span><text:span text:style-name="T30">"list"</text:span><text:span text:style-name="T25">&gt;</text:span></text:p>
            <text:p><text:span text:style-name="T25"><text:s text:c="4"/></text:span><text:span text:style-name="T25">&lt;entry&gt;&lt;value&gt;gnome&lt;/value&gt;&lt;label&gt;GNOME&lt;/label&gt;&lt;/entry&gt;</text:span></text:p>
            <text:p><text:span text:style-name="T25"><text:s text:c="4"/></text:span><text:span text:style-name="T25">&lt;entry&gt;&lt;value&gt;kde&lt;/value&gt;&lt;label&gt;Plasma&lt;/label&gt;&lt;/entry&gt;</text:span></text:p>
            <text:p><text:span text:style-name="T25"><text:s text:c="2"/></text:span><text:span text:style-name="T25">&lt;/selection&gt;</text:span></text:p>
            <text:p><text:span text:style-name="T25"><text:s text:c="2"/></text:span><text:span text:style-name="T25">&lt;dialog </text:span><text:span text:style-name="T29">config:type=</text:span><text:span text:style-name="T30">"integer"</text:span><text:span text:style-name="T25">&gt;0&lt;/dialog&gt;</text:span></text:p>
            <text:p><text:span text:style-name="T25">&lt;/ask&gt;</text:span></text:p>
          </draw:text-box>
        </draw:frame>
        <presentation:notes draw:style-name="dp2">
          <draw:page-thumbnail draw:style-name="gr1" draw:layer="layout" svg:width="0.001cm" svg:height="0.001cm" svg:x="0cm" svg:y="2.257cm" draw:page-number="34" presentation:class="page"/>
          <draw:frame presentation:style-name="pr15" draw:text-style-name="P8" draw:layer="layout" svg:width="16.799cm" svg:height="13.364cm" svg:x="2.1cm" svg:y="14.107cm" presentation:class="notes" presentation:placeholder="true">
            <draw:text-box/>
          </draw:frame>
        </presentation:notes>
      </draw:page>
      <draw:page draw:name="page35"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6: /home Filesystem</text:p>
          </draw:text-box>
        </draw:frame>
        <draw:frame draw:style-name="gr6" draw:text-style-name="P16" draw:layer="layout" svg:width="26.168cm" svg:height="11.403cm" svg:x="0.952cm" svg:y="3.89cm">
          <draw:text-box>
            <text:p><text:span text:style-name="T25">&lt;ask&gt;</text:span></text:p>
            <text:p><text:span text:style-name="T25"><text:s text:c="2"/></text:span><text:span text:style-name="T25">&lt;title&gt;Partitioning&lt;/title&gt;</text:span></text:p>
            <text:p><text:span text:style-name="T25"><text:s text:c="2"/></text:span><text:span text:style-name="T25">&lt;question&gt;Filesystem for /home&lt;/question&gt;</text:span></text:p>
            <text:p><text:span text:style-name="T25"><text:s text:c="2"/></text:span><text:span text:style-name="T25">&lt;type&gt;symbol&lt;/type&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partitioning,0,partitions,1,filesystem&lt;/path&gt;</text:span></text:p>
            <text:p><text:span text:style-name="T25"><text:s text:c="2"/></text:span><text:span text:style-name="T25">&lt;/pathlist&gt;</text:span></text:p>
            <text:p><text:span text:style-name="T25"><text:s text:c="2"/></text:span><text:span text:style-name="T25">&lt;selection </text:span><text:span text:style-name="T29">config:type=</text:span><text:span text:style-name="T30">"list"</text:span><text:span text:style-name="T25">&gt;</text:span></text:p>
            <text:p><text:span text:style-name="T25"><text:s text:c="4"/></text:span><text:span text:style-name="T25">&lt;entry&gt;</text:span></text:p>
            <text:p><text:span text:style-name="T25"><text:s text:c="6"/></text:span><text:span text:style-name="T25">&lt;value&gt;xfs&lt;/value&gt;&lt;label&gt;XFS&lt;/label&gt;</text:span></text:p>
            <text:p><text:span text:style-name="T25"><text:s text:c="4"/></text:span><text:span text:style-name="T25">&lt;/entry&gt;</text:span></text:p>
            <text:p><text:span text:style-name="T25"><text:s text:c="4"/></text:span><text:span text:style-name="T25">&lt;entry&gt;</text:span></text:p>
            <text:p><text:span text:style-name="T25"><text:s text:c="6"/></text:span><text:span text:style-name="T25">&lt;value&gt;ext4&lt;/value&gt;&lt;label&gt;ext4&lt;/label&gt;</text:span></text:p>
            <text:p><text:span text:style-name="T25"><text:s text:c="4"/></text:span><text:span text:style-name="T25">&lt;/entry&gt;</text:span></text:p>
            <text:p><text:span text:style-name="T25"><text:s text:c="2"/></text:span><text:span text:style-name="T25">&lt;/selection&gt;</text:span></text:p>
            <text:p><text:span text:style-name="T25"><text:s text:c="2"/></text:span><text:span text:style-name="T25">&lt;dialog </text:span><text:span text:style-name="T29">config:type=</text:span><text:span text:style-name="T30">"integer"</text:span><text:span text:style-name="T25">&gt;2&lt;/dialog&gt;</text:span></text:p>
            <text:p><text:span text:style-name="T25">&lt;/ask&gt;</text:span></text:p>
          </draw:text-box>
        </draw:frame>
        <presentation:notes draw:style-name="dp2">
          <draw:page-thumbnail draw:style-name="gr1" draw:layer="layout" svg:width="0.001cm" svg:height="0.001cm" svg:x="0cm" svg:y="2.257cm" draw:page-number="35" presentation:class="page"/>
          <draw:frame presentation:style-name="pr15" draw:text-style-name="P8"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lasses and Rules</text:p>
          </draw:text-box>
        </draw:frame>
        <draw:frame presentation:style-name="pr13"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0.001cm" svg:height="0.001cm" svg:x="0cm" svg:y="2.257cm" draw:page-number="38" presentation:class="page"/>
          <draw:frame presentation:style-name="pr9" draw:text-style-name="P4"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0.001cm" svg:height="0.001cm" svg:x="0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placeholder="true">
          <draw:text-box/>
        </draw:frame>
        <draw:frame presentation:style-name="pr13"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0.001cm" svg:height="0.001cm" svg:x="0cm" svg:y="2.257cm" draw:page-number="40" presentation:class="page"/>
          <draw:frame presentation:style-name="pr9" draw:text-style-name="P4" draw:layer="layout" svg:width="16.799cm" svg:height="13.364cm" svg:x="2.1cm" svg:y="14.107cm" presentation:class="notes" presentation:placeholder="true">
            <draw:text-box/>
          </draw:frame>
        </presentation:notes>
      </draw:page>
      <draw:page draw:name="page41"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1" presentation:class="page"/>
          <draw:frame presentation:style-name="pr20" draw:text-style-name="P8"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Stefan Schubert</text:p>
              </text:list-item>
              <text:list-item>
                <text:p>The openSUSE Project!</text:p>
              </text:list-item>
            </text:list>
          </draw:text-box>
        </draw:frame>
        <presentation:notes draw:style-name="dp2">
          <draw:page-thumbnail draw:style-name="gr1" draw:layer="layout" svg:width="0.001cm" svg:height="0.001cm" svg:x="0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page44" draw:style-name="dp1" draw:master-page-name="Default_20_2" presentation:presentation-page-layout-name="AL2T1">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4" presentation:class="page"/>
          <draw:frame presentation:style-name="pr20" draw:text-style-name="P4" draw:layer="layout" svg:width="16.799cm" svg:height="13.364cm" svg:x="2.1cm" svg:y="14.107cm" presentation:class="notes" presentation:placeholder="true">
            <draw:text-box/>
          </draw:frame>
        </presentation:notes>
      </draw:page>
      <draw:page draw:name="page45" draw:style-name="dp1" draw:master-page-name="Default_20_3" presentation:presentation-page-layout-name="AL2T1">
        <presentation:notes draw:style-name="dp2">
          <draw:page-thumbnail draw:style-name="gr1" draw:layer="layout" svg:width="19.798cm" svg:height="11.136cm" svg:x="0.6cm" svg:y="2.257cm" draw:page-number="45" presentation:class="page"/>
          <draw:frame presentation:style-name="pr21" draw:text-style-name="P4" draw:layer="layout" svg:width="16.799cm" svg:height="13.364cm" svg:x="2.1cm" svg:y="14.107cm" presentation:class="notes" presentation:placeholder="true">
            <draw:text-box/>
          </draw:frame>
        </presentation:notes>
      </draw:page>
      <draw:page draw:name="page46" draw:style-name="dp1" draw:master-page-name="Default_20_4" presentation:presentation-page-layout-name="AL2T1">
        <presentation:notes draw:style-name="dp2">
          <draw:page-thumbnail draw:style-name="gr1" draw:layer="layout" svg:width="19.798cm" svg:height="11.136cm" svg:x="0.6cm" svg:y="2.257cm" draw:page-number="46"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17T14:35:47.444508138</dc:date>
    <meta:editing-duration>P5DT4H44M51S</meta:editing-duration>
    <meta:editing-cycles>65</meta:editing-cycles>
    <meta:generator>LibreOffice/6.0.4.1$Linux_X86_64 LibreOffice_project/00m0$Build-1</meta:generator>
    <meta:document-statistic meta:object-count="286"/>
  </office:meta>
</office:document-meta>
</file>